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d14d" officeooo:paragraph-rsid="0015d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3:59:03.238442404</meta:creation-date>
    <meta:generator>LibreOffice/6.0.7.3$Linux_X86_64 LibreOffice_project/00m0$Build-3</meta:generator>
    <dc:date>2019-11-16T00:10:44.144674972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